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ADC</text:p>
          </table:table-cell>
          <table:table-cell office:value-type="float" office:value="122">
            <text:p>122</text:p>
          </table:table-cell>
          <table:table-cell office:value-type="string">
            <text:p>deciVolts</text:p>
          </table:table-cell>
          <table:table-cell table:number-columns-repeated="4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ADC</text:p>
          </table:table-cell>
          <table:table-cell office:value-type="float" office:value="122">
            <text:p>122</text:p>
          </table:table-cell>
          <table:table-cell office:value-type="string">
            <text:p>deciVolts</text:p>
          </table:table-cell>
          <table:table-cell office:value-type="string">
            <text:p>y=mx+b</text:p>
          </table:table-cell>
          <table:table-cell/>
          <table:table-cell table:style-name="ce1" office:value-type="string">
            <text:p>M:</text:p>
          </table:table-cell>
          <table:table-cell table:formula="of:=([.C6]-[.C3])/([.A6]-[.A3])" office:value-type="float" office:value="1.2">
            <text:p>1.2</text:p>
          </table:table-cell>
        </table:table-row>
        <table:table-row table:style-name="ro1">
          <table:table-cell table:number-columns-repeated="4"/>
          <table:table-cell office:value-type="string">
            <text:p>y is volts</text:p>
          </table:table-cell>
          <table:table-cell/>
          <table:table-cell table:style-name="ce1" office:value-type="string">
            <text:p>B:</text:p>
          </table:table-cell>
          <table:table-cell table:formula="of:=[.C6]-([.H3]*[.A6])" office:value-type="float" office:value="-73.6">
            <text:p>-73.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ADC</text:p>
          </table:table-cell>
          <table:table-cell office:value-type="float" office:value="129">
            <text:p>129</text:p>
          </table:table-cell>
          <table:table-cell office:value-type="string">
            <text:p>deciVolts</text:p>
          </table:table-cell>
          <table:table-cell office:value-type="string">
            <text:p>x is adc</text:p>
          </table:table-cell>
          <table:table-cell table:number-columns-repeated="3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ADC</text:p>
          </table:table-cell>
          <table:table-cell office:value-type="float" office:value="134">
            <text:p>134</text:p>
          </table:table-cell>
          <table:table-cell office:value-type="string">
            <text:p>deciVolts</text:p>
          </table:table-cell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float" office:value="173">
            <text:p>173</text:p>
          </table:table-cell>
          <table:table-cell/>
          <table:table-cell table:formula="of:=[.H3]*[.B11]+[.H4]" office:value-type="float" office:value="134">
            <text:p>1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">
            <text:p>177</text:p>
          </table:table-cell>
          <table:table-cell/>
          <table:table-cell table:formula="of:=[.H3]*[.B12]+[.H4]" office:value-type="float" office:value="138.8">
            <text:p>138.8</text:p>
          </table:table-cell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float" office:value="177">
            <text:p>177</text:p>
          </table:table-cell>
          <table:table-cell/>
          <table:table-cell office:value-type="float" office:value="128">
            <text:p>128</text:p>
          </table:table-cell>
          <table:table-cell table:number-columns-repeated="4"/>
          <table:table-cell table:formula="of:=([.C18]-[.C17])/([.A18]-[.A17])" office:value-type="float" office:value="0.714285714285714">
            <text:p>0.714285714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float" office:value="73">
            <text:p>73</text:p>
          </table:table-cell>
          <table:table-cell table:number-columns-repeated="4"/>
          <table:table-cell table:formula="of:=[.C18]-([.H17]*[.A18])" office:value-type="float" office:value="1.57142857142857">
            <text:p>1.5714285714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>
            <text:p>0x</text:p>
          </table:table-cell>
          <table:table-cell office:value-type="string">
            <text:p>AD</text:p>
          </table:table-cell>
          <table:table-cell table:formula="of:=ROUND(([.H17]*HEX2DEC([.F25])+[.H18]);0)/10" office:value-type="float" office:value="12.5">
            <text:p>12.5</text:p>
          </table:table-cell>
          <table:table-cell office:value-type="string">
            <text:p>V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7">08/27/2011</text:date>, <text:time>17:3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ootboy Z. Cracker</meta:initial-creator>
    <meta:creation-date>2011-08-24T07:25:34.97</meta:creation-date>
    <dc:date>2011-08-27T17:36:49.23</dc:date>
    <dc:creator>Zootboy Z. Cracker</dc:creator>
    <meta:editing-duration>P1DT14H46M58S</meta:editing-duration>
    <meta:editing-cycles>3</meta:editing-cycles>
    <meta:generator>OpenOffice.org/3.3$Win32 OpenOffice.org_project/330m20$Build-9567</meta:generator>
    <meta:document-statistic meta:table-count="3" meta:cell-count="37" meta:object-count="0"/>
  </office:meta>
</office:document-meta>
</file>